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17cm" svg:stroke-color="#b3b3b3" draw:stroke-linejoin="miter" draw:fill="solid" draw:fill-color="#e6e6e6" draw:opacity="30%" fo:padding-top="0.133cm" fo:padding-bottom="0.133cm" fo:padding-left="0.258cm" fo:padding-right="0.258cm"/>
    </style:style>
    <style:style style:name="gr2" style:family="graphic" style:parent-style-name="standard">
      <style:graphic-properties draw:stroke="solid" svg:stroke-width="0.017cm" svg:stroke-color="#87cfff" draw:stroke-linejoin="miter" draw:fill="solid" draw:fill-color="#99ccff" draw:opacity="20%" fo:padding-top="0.133cm" fo:padding-bottom="0.133cm" fo:padding-left="0.258cm" fo:padding-right="0.258cm"/>
    </style:style>
    <style:style style:name="gr3" style:family="graphic" style:parent-style-name="standard">
      <style:graphic-properties draw:stroke="dash" draw:stroke-dash="Ultrafine_20_Dashed" svg:stroke-width="0.017cm" svg:stroke-color="#87cfff" draw:stroke-linejoin="miter" draw:fill="solid" draw:fill-color="#ffffff" fo:padding-top="0.133cm" fo:padding-bottom="0.133cm" fo:padding-left="0.258cm" fo:padding-right="0.258cm"/>
    </style:style>
    <style:style style:name="gr4" style:family="graphic" style:parent-style-name="standard">
      <style:graphic-properties draw:stroke="solid" svg:stroke-width="0.017cm" svg:stroke-color="#87cfff" draw:stroke-linejoin="miter" draw:fill="none" fo:padding-top="0.133cm" fo:padding-bottom="0.133cm" fo:padding-left="0.258cm" fo:padding-right="0.2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67cm"/>
    </style:style>
    <style:style style:name="gr6" style:family="graphic" style:parent-style-name="standard">
      <style:graphic-properties draw:stroke="solid" draw:stroke-dash="Fine_20_Dashed" svg:stroke-width="0.017cm" svg:stroke-color="#000000" draw:marker-end="Small_20_Arrow" draw:stroke-linejoin="miter" draw:fill="none" fo:padding-top="0.133cm" fo:padding-bottom="0.133cm" fo:padding-left="0.258cm" fo:padding-right="0.2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dash" draw:stroke-dash="Ultrafine_20_Dashed" svg:stroke-width="0.017cm" svg:stroke-color="#87cfff" draw:stroke-linejoin="miter" draw:fill="none" fo:padding-top="0.133cm" fo:padding-bottom="0.133cm" fo:padding-left="0.258cm" fo:padding-right="0.258cm"/>
    </style:style>
    <style:style style:name="P1" style:family="paragraph">
      <loext:graphic-properties draw:fill="solid" draw:fill-color="#e6e6e6" draw:opacity="30%"/>
    </style:style>
    <style:style style:name="P2" style:family="paragraph">
      <loext:graphic-properties draw:fill="solid" draw:fill-color="#99ccff" draw:opacity="20%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4pt" style:font-size-asian="14pt" style:font-size-complex="14pt" style:text-overline-style="solid" style:text-overline-width="auto" style:text-overline-color="font-color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619cm" svg:height="7.619cm" svg:x="0.254cm" svg:y="0.241cm" svg:viewBox="0 0 7620 7620" svg:d="M7620 3810c0 701-160 1298-510 1905-351 607-788 1044-1395 1395-607 350-1204 510-1905 510s-1297-160-1905-510c-607-351-1044-788-1394-1395-351-607-511-1204-511-1905s160-1297 511-1905c350-607 787-1044 1394-1394 608-351 1204-511 1905-511s1298 160 1905 511c607 350 1044 787 1395 1394 350 608 510 1204 510 1905z">
          <text:p/>
        </draw:path>
        <draw:path draw:style-name="gr2" draw:text-style-name="P2" draw:layer="layout" svg:width="2.793cm" svg:height="2.793cm" svg:x="2.667cm" svg:y="2.654cm" svg:viewBox="0 0 2794 2794" svg:d="M2794 1397c0 257-59 476-187 699-129 222-289 382-511 511-223 128-442 187-699 187s-476-59-699-187c-222-129-382-289-511-511-128-223-187-442-187-699s59-476 187-699c129-222 289-382 511-511 223-128 442-187 699-187s476 59 699 187c222 129 382 289 511 511 128 223 187 442 187 699z">
          <text:p/>
        </draw:path>
        <draw:path draw:style-name="gr3" draw:text-style-name="P3" draw:layer="layout" svg:width="1.269cm" svg:height="1.269cm" svg:x="3.429cm" svg:y="3.429cm" svg:viewBox="0 0 1270 1270" svg:d="M1270 635c0 117-27 216-85 318-59 101-131 173-232 232-102 58-201 85-318 85s-216-27-318-85c-101-59-173-131-232-232-58-102-85-201-85-318s27-216 85-318c59-101 131-173 232-232 102-58 201-85 318-85s216 27 318 85c101 59 173 131 232 232 58 102 85 201 85 318z">
          <text:p/>
        </draw:path>
        <draw:line draw:style-name="gr4" draw:text-style-name="P4" draw:layer="layout" svg:x1="5.461cm" svg:y1="0.331cm" svg:x2="5.461cm" svg:y2="4.064cm">
          <text:p/>
        </draw:line>
        <draw:frame draw:style-name="gr5" draw:text-style-name="P5" draw:layer="layout" svg:width="0.667cm" svg:height="0.806cm" svg:x="4.318cm" svg:y="3.893cm">
          <draw:text-box>
            <text:p><text:span text:style-name="T1">r</text:span></text:p>
          </draw:text-box>
        </draw:frame>
        <draw:line draw:style-name="gr6" draw:text-style-name="P4" draw:layer="layout" svg:x1="5.461cm" svg:y1="4.064cm" svg:x2="5.461cm" svg:y2="2.159cm">
          <text:p/>
        </draw:line>
        <draw:frame draw:style-name="gr7" draw:text-style-name="P5" draw:layer="layout" svg:width="0.803cm" svg:height="0.806cm" svg:x="5.293cm" svg:y="2.667cm">
          <draw:text-box>
            <text:p><text:span text:style-name="T1">T</text:span></text:p>
          </draw:text-box>
        </draw:frame>
        <draw:custom-shape draw:style-name="gr8" draw:text-style-name="P6" draw:layer="layout" svg:width="0.254cm" svg:height="0.254cm" svg:x="3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0.93cm" svg:height="0.963cm" svg:x="3.515cm" svg:y="3.101cm">
          <draw:text-box>
            <text:p><text:s/><text:span text:style-name="T2">τ</text:span></text:p>
          </draw:text-box>
        </draw:frame>
        <draw:path draw:style-name="gr10" draw:text-style-name="P4" draw:layer="layout" svg:width="3.301cm" svg:height="3.301cm" svg:x="2.413cm" svg:y="2.413cm" svg:viewBox="0 0 3302 3302" svg:d="M3302 1651c0 304-69 562-221 826-152 263-341 452-604 604-264 152-522 221-826 221s-562-69-825-221c-264-152-453-341-605-604-152-264-221-522-221-826s69-562 221-825c152-264 341-453 605-605 263-152 521-221 825-221s562 69 826 221c263 152 452 341 604 605 152 263 221 521 221 825z">
          <text:p/>
        </draw:path>
        <draw:line draw:style-name="gr6" draw:text-style-name="P4" draw:layer="layout" svg:x1="4.064cm" svg:y1="4.063cm" svg:x2="4.064cm" svg:y2="6.604cm">
          <text:p/>
        </draw:line>
        <draw:frame draw:style-name="gr7" draw:text-style-name="P5" draw:layer="layout" svg:width="1.188cm" svg:height="0.806cm" svg:x="3.048cm" svg:y="5.207cm">
          <draw:text-box>
            <text:p><text:span text:style-name="T1">mg</text:span></text:p>
          </draw:text-box>
        </draw:frame>
        <draw:line draw:style-name="gr6" draw:text-style-name="P4" draw:layer="layout" svg:x1="4.053cm" svg:y1="4.051cm" svg:x2="5.461cm" svg:y2="4.0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2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7T15:15:12.681210530</dc:date>
    <meta:editing-duration>PT4H32M1S</meta:editing-duration>
    <meta:editing-cycles>8</meta:editing-cycles>
    <meta:generator>LibreOffice/5.0.3.2$Linux_X86_64 LibreOffice_project/00m0$Build-2</meta:generator>
    <meta:document-statistic meta:object-count="13"/>
  </office:meta>
</office:document-meta>
</file>